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db8c" officeooo:paragraph-rsid="000cdb8c"/>
    </style:style>
    <style:style style:name="P2" style:family="paragraph" style:parent-style-name="Standard">
      <style:text-properties fo:font-size="15pt" fo:font-weight="bold" officeooo:rsid="000cdb8c" officeooo:paragraph-rsid="000cdb8c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 map()函数</text:p>
      <text:p text:style-name="P2"/>
      <text:p text:style-name="P1">map()是 Python 内置的高阶函数，它接收一个函数 f 和一个 list，并通过把函数 f 依次作用在 list 的每个元素上，得到一个新的 list 并返回。</text:p>
      <text:p text:style-name="P1"/>
      <text:p text:style-name="P1">例如，对于list [1, 2, 3, 4, 5, 6, 7, 8, 9]</text:p>
      <text:p text:style-name="P1"/>
      <text:p text:style-name="P1">如果希望把list的每个元素都作平方，就可以用map()函数：</text:p>
      <text:p text:style-name="P1"/>
      <text:p text:style-name="P1"/>
      <text:p text:style-name="P1"/>
      <text:p text:style-name="P1">因此，我们只需要传入函数f(x)=x*x，就可以利用map()函数完成这个计算：</text:p>
      <text:p text:style-name="P1"/>
      <text:p text:style-name="P1">def f(x):</text:p>
      <text:p text:style-name="P1"><text:s text:c="4"/>return x*x</text:p>
      <text:p text:style-name="P1">print map(f, [1, 2, 3, 4, 5, 6, 7, 8, 9])</text:p>
      <text:p text:style-name="P1">输出结果：</text:p>
      <text:p text:style-name="P1"/>
      <text:p text:style-name="P1">[1, 4, 9, 10, 25, 36, 49, 64, 81]</text:p>
      <text:p text:style-name="P1">注意：map()函数不改变原有的 list，而是返回一个新的 list。</text:p>
      <text:p text:style-name="P1"/>
      <text:p text:style-name="P1">利用map()函数，可以把一个 list 转换为另一个 list，只需要传入转换函数。</text:p>
      <text:p text:style-name="P1"/>
      <text:p text:style-name="P1">由于list包含的元素可以是任何类型，因此，map() 不仅仅可以处理只包含数值的 list，事实上它可以处理包含任意类型的 list，只要传入的函数f可以处理这种数据类型。</text:p>
      <text:p text:style-name="P1"/>
      <text:p text:style-name="P1">任务</text:p>
      <text:p text:style-name="P1">假设用户输入的英文名字不规范，没有按照首字母大写，后续字母小写的规则，请利用map()函数，把一个list（包含若干不规范的英文名字）变成一个包含规范英文名字的list：</text:p>
      <text:p text:style-name="P1"/>
      <text:p text:style-name="P1">输入：['adam', 'LISA', 'barT']</text:p>
      <text:p text:style-name="P1">输出：['Adam', 'Lisa', 'Bart']</text:p>
      <text:p text:style-name="P1"/>
      <text:p text:style-name="P1"/>
      <text:p text:style-name="P1">def format_name(s):</text:p>
      <text:p text:style-name="P1"><text:s text:c="4"/>s1=s[0:1].upper()+s[1:].lower();</text:p>
      <text:p text:style-name="P1"><text:s text:c="4"/>return s1;</text:p>
      <text:p text:style-name="P1"/>
      <text:p text:style-name="P1">print map(format_name, ['adam', 'LISA', 'barT']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20:23:16.124744871</meta:creation-date>
    <dc:date>2017-11-22T20:24:08.132421883</dc:date>
    <meta:editing-duration>PT53S</meta:editing-duration>
    <meta:editing-cycles>1</meta:editing-cycles>
    <meta:document-statistic meta:table-count="0" meta:image-count="0" meta:object-count="0" meta:page-count="1" meta:paragraph-count="21" meta:word-count="380" meta:character-count="732" meta:non-whitespace-character-count="661"/>
    <meta:generator>LibreOffice/5.1.6.2$Linux_X86_64 LibreOffice_project/10m0$Build-2</meta:generator>
  </office:meta>
</office:document-meta>
</file>